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Preformatted_20_Text">
      <style:paragraph-properties fo:margin-top="0in" fo:margin-bottom="0.1965in" loext:contextual-spacing="false"/>
    </style:style>
    <style:style style:name="P10" style:family="paragraph" style:parent-style-name="Table_20_Contents">
      <style:text-properties officeooo:rsid="00081141" officeooo:paragraph-rsid="00081141"/>
    </style:style>
    <style:style style:name="P11" style:family="paragraph" style:parent-style-name="Table_20_Contents">
      <style:text-properties officeooo:rsid="0011b5b1" officeooo:paragraph-rsid="0011b5b1"/>
    </style:style>
    <style:style style:name="P12" style:family="paragraph" style:parent-style-name="Text_20_body" style:list-style-name="L6"/>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411431255056">
          <table:table-cell table:style-name="Table1.A1" table:number-columns-spanned="2" office:value-type="string">
            <text:p text:style-name="P1">Linux tools</text:p>
          </table:table-cell>
          <table:covered-table-cell/>
        </table:table-row>
        <table:table-row table:style-name="TableLine94411399572224">
          <table:table-cell table:style-name="Table1.A2" office:value-type="string">
            <text:p text:style-name="P1">Iptables</text:p>
          </table:table-cell>
          <table:table-cell table:style-name="Table1.B2" office:value-type="string">
            <text:p text:style-name="Table_20_Contents"/>
          </table:table-cell>
        </table:table-row>
        <table:table-row table:style-name="TableLine94411449841344">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411427093728">
          <table:table-cell table:style-name="Table1.A2" office:value-type="string">
            <text:p text:style-name="P1">Wireshark</text:p>
          </table:table-cell>
          <table:table-cell table:style-name="Table1.B2" office:value-type="string">
            <text:p text:style-name="Table_20_Contents"/>
          </table:table-cell>
        </table:table-row>
        <table:table-row table:style-name="TableLine94411429026816">
          <table:table-cell table:style-name="Table1.A2" office:value-type="string">
            <text:p text:style-name="P1">Dig</text:p>
          </table:table-cell>
          <table:table-cell table:style-name="Table1.B2" office:value-type="string">
            <text:p text:style-name="Table_20_Contents"/>
          </table:table-cell>
        </table:table-row>
        <table:table-row table:style-name="TableLine94411426367488">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9"><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11"># this command prints the records from file_name in between Record Number 3 and 6 including both.</text:p>
            <text:p text:style-name="P11"/>
          </table:table-cell>
          <table:table-cell table:style-name="Table1.B2" office:value-type="string">
            <text:list xml:id="list4013149271" text:style-name="L1">
              <text:list-item>
                <text:p text:style-name="P13"><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4047064308" text:style-name="L2">
              <text:list-item>
                <text:p text:style-name="P14"><text:span text:style-name="Strong_20_Emphasis">NF:</text:span> NF command keeps a count of the number of fields within the current input record. </text:p>
              </text:list-item>
            </text:list>
            <text:list xml:id="list581851611" text:style-name="L3">
              <text:list-item>
                <text:p text:style-name="P15"><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4068784093" text:style-name="L4">
              <text:list-item>
                <text:p text:style-name="P16"><text:span text:style-name="Strong_20_Emphasis">RS:</text:span> RS command stores the current record separator character. Since, by default, an input line is the input record, <text:soft-page-break/>the default record separator character is a newline. </text:p>
              </text:list-item>
            </text:list>
            <text:list xml:id="list3970735697" text:style-name="L5">
              <text:list-item>
                <text:p text:style-name="P17"><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2307513934" text:style-name="L6">
              <text:list-item>
                <text:p text:style-name="P12"><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0-21T21:45:32.533280623</dc:date>
    <meta:editing-duration>PT7H47M47S</meta:editing-duration>
    <meta:editing-cycles>10</meta:editing-cycles>
    <meta:document-statistic meta:table-count="1" meta:image-count="0" meta:object-count="0" meta:page-count="2" meta:paragraph-count="37" meta:word-count="345" meta:character-count="1997" meta:non-whitespace-character-count="1687"/>
  </office:meta>
</office:document-meta>
</file>